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4cm" fo:min-width="2.7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2.7cm" svg:y1="2.4cm" svg:x2="2.7cm" svg:y2="14.2cm">
          <text:p/>
        </draw:line>
        <draw:line draw:style-name="gr1" draw:text-style-name="P1" draw:layer="layout" svg:x1="8.199cm" svg:y1="2.399cm" svg:x2="8.2cm" svg:y2="14.2cm">
          <text:p/>
        </draw:line>
        <draw:line draw:style-name="gr1" draw:text-style-name="P1" draw:layer="layout" svg:x1="14.099cm" svg:y1="2.399cm" svg:x2="14.2cm" svg:y2="14.2cm">
          <text:p/>
        </draw:line>
        <draw:frame draw:style-name="gr2" draw:layer="layout" svg:width="2.123cm" svg:height="0.962cm" svg:x="1.7cm" svg:y="1.3cm">
          <draw:text-box>
            <text:p>Client</text:p>
          </draw:text-box>
        </draw:frame>
        <draw:frame draw:style-name="gr2" draw:layer="layout" svg:width="5.163cm" svg:height="0.962cm" svg:x="5.701cm" svg:y="1.3cm">
          <draw:text-box>
            <text:p>App Managment</text:p>
          </draw:text-box>
        </draw:frame>
        <draw:frame draw:style-name="gr2" draw:layer="layout" svg:width="3.537cm" svg:height="0.962cm" svg:x="12.4cm" svg:y="1.4cm">
          <draw:text-box>
            <text:p>Repository</text:p>
          </draw:text-box>
        </draw:frame>
        <draw:line draw:style-name="gr3" draw:text-style-name="P1" draw:layer="layout" svg:x1="2.7cm" svg:y1="4.2cm" svg:x2="8.199cm" svg:y2="4.2cm">
          <text:p/>
        </draw:line>
        <draw:frame draw:style-name="gr2" draw:layer="layout" svg:width="2.229cm" svg:height="0.962cm" svg:x="4.4cm" svg:y="3.3cm">
          <draw:text-box>
            <text:p>POST</text:p>
          </draw:text-box>
        </draw:frame>
        <draw:frame draw:style-name="gr4" draw:layer="layout" svg:width="5.499cm" svg:height="0.962cm" svg:x="2.7cm" svg:y="4.438cm">
          <draw:text-box>
            <text:p>[createCollection]</text:p>
          </draw:text-box>
        </draw:frame>
        <draw:line draw:style-name="gr3" draw:text-style-name="P1" draw:layer="layout" svg:x1="8.199cm" svg:y1="5.4cm" svg:x2="14.099cm" svg:y2="5.4cm">
          <text:p/>
        </draw:line>
        <draw:frame draw:style-name="gr5" draw:layer="layout" svg:width="5.197cm" svg:height="1.673cm" svg:x="8.476cm" svg:y="4.622cm">
          <draw:text-box>
            <text:p>CreateCollection</text:p>
            <text:p>(videos)</text:p>
          </draw:text-box>
        </draw:frame>
        <draw:line draw:style-name="gr1" draw:text-style-name="P1" draw:layer="layout" svg:x1="19.198cm" svg:y1="2.398cm" svg:x2="19.198cm" svg:y2="14.2cm">
          <text:p/>
        </draw:line>
        <draw:frame draw:style-name="gr2" draw:layer="layout" svg:width="4.668cm" svg:height="0.962cm" svg:x="16.7cm" svg:y="1.3cm">
          <draw:text-box>
            <text:p>Search Engine</text:p>
          </draw:text-box>
        </draw:frame>
        <draw:line draw:style-name="gr6" draw:text-style-name="P1" draw:layer="layout" svg:x1="8.199cm" svg:y1="8.2cm" svg:x2="19.198cm" svg:y2="8.2cm">
          <text:p text:style-name="P1">createIndex(„vod_videos“)</text:p>
          <text:p text:style-name="P1"/>
        </draw:line>
        <draw:line draw:style-name="gr3" draw:text-style-name="P1" draw:layer="layout" svg:x1="8.199cm" svg:y1="12.6cm" svg:x2="2.7cm" svg:y2="12.6cm">
          <text:p/>
        </draw:line>
        <draw:frame draw:style-name="gr2" draw:layer="layout" svg:width="2.657cm" svg:height="0.962cm" svg:x="4.4cm" svg:y="11.7cm">
          <draw:text-box>
            <text:p>200 OK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ar" style:country-complex="SA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31T18:24:17</meta:creation-date>
    <meta:editing-duration>PT2H57M16S</meta:editing-duration>
    <meta:editing-cycles>4</meta:editing-cycles>
    <dc:date>2013-03-31T21:36:43</dc:date>
    <meta:generator>OpenOffice.org/3.4.1$Unix OpenOffice.org_project/341m1$Build-9593</meta:generator>
    <meta:document-statistic meta:object-count="39"/>
  </office:meta>
</office:document-meta>
</file>